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Max thread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etches/sec</text:p>
          </table:table-cell>
          <table:table-cell table:number-columns-repeated="1637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499876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9995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2.31542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1:32:15.725987177</meta:creation-date>
    <dc:date>2025-11-04T21:39:56.254651748</dc:date>
    <meta:editing-duration>PT7M43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